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25cm" svg:height="0.5cm" svg:x="11.25cm" svg:y="8.75cm">
          <text:p text:style-name="P1"><text:span text:style-name="T1">interface0Offset</text:span></text:p>
        </draw:rect>
        <draw:rect draw:style-name="gr1" draw:text-style-name="P2" draw:layer="layout" svg:width="6.5cm" svg:height="0.505cm" svg:x="11.25cm" svg:y="9.25cm">
          <text:p text:style-name="P1"><text:span text:style-name="T1">extensionLevel</text:span></text:p>
        </draw:rect>
        <draw:rect draw:style-name="gr1" draw:text-style-name="P2" draw:layer="layout" svg:width="6.5cm" svg:height="0.5cm" svg:x="11.25cm" svg:y="6.75cm">
          <text:p text:style-name="P1"><text:span text:style-name="T1">method0Addr</text:span></text:p>
        </draw:rect>
        <draw:rect draw:style-name="gr1" draw:text-style-name="P2" draw:layer="layout" svg:width="6.5cm" svg:height="0.5cm" svg:x="11.25cm" svg:y="6.25cm">
          <text:p text:style-name="P1"><text:span text:style-name="T1">method1Addr</text:span></text:p>
        </draw:rect>
        <draw:connector draw:style-name="gr2" draw:text-style-name="P3" draw:layer="layout" draw:type="lines" svg:x1="11.25cm" svg:y1="9cm" svg:x2="11.25cm" svg:y2="5cm" draw:start-shape="id1" draw:start-glue-point="3" draw:end-shape="id2" draw:end-glue-point="3" svg:d="m11250 9000h-501v-4000h501">
          <text:p/>
        </draw:connector>
        <draw:rect draw:style-name="gr1" draw:text-style-name="P2" draw:id="id8" draw:layer="layout" svg:width="6.5cm" svg:height="0.5cm" svg:x="11.25cm" svg:y="9.75cm">
          <text:p text:style-name="P1"><text:span text:style-name="T1">size</text:span></text:p>
        </draw:rect>
        <draw:rect draw:style-name="gr1" draw:text-style-name="P2" draw:layer="layout" svg:width="6.5cm" svg:height="0.5cm" svg:x="11.25cm" svg:y="10.75cm">
          <text:p text:style-name="P1"><text:span text:style-name="T1">baseClass0Addr</text:span></text:p>
        </draw:rect>
        <draw:rect draw:style-name="gr1" draw:text-style-name="P2" draw:layer="layout" svg:width="6.5cm" svg:height="0.5cm" svg:x="11.25cm" svg:y="10.25cm">
          <text:p text:style-name="P1"><text:span text:style-name="T1">classNameAddr</text:span></text:p>
        </draw:rect>
        <draw:rect draw:style-name="gr1" draw:text-style-name="P2" draw:layer="layout" svg:width="6.5cm" svg:height="0.5cm" svg:x="11.25cm" svg:y="11.25cm">
          <text:p text:style-name="P1"><text:span text:style-name="T1">baseClass1Addr</text:span></text:p>
        </draw:rect>
        <draw:rect draw:style-name="gr1" draw:text-style-name="P2" draw:id="id5" draw:layer="layout" svg:width="3.25cm" svg:height="1cm" svg:x="11.25cm" svg:y="7.25cm">
          <text:p text:style-name="P3"><text:span text:style-name="T1">InterfaceNOffset</text:span></text:p>
          <text:p text:style-name="P3"><text:span text:style-name="T1">⋮</text:span></text:p>
        </draw:rect>
        <draw:rect draw:style-name="gr1" draw:text-style-name="P2" draw:layer="layout" svg:width="3.25cm" svg:height="0.5cm" svg:x="14.5cm" svg:y="8.75cm">
          <text:p text:style-name="P1"><text:span text:style-name="T1">interface0Id</text:span></text:p>
        </draw:rect>
        <draw:rect draw:style-name="gr1" draw:text-style-name="P2" draw:id="id3" draw:layer="layout" svg:width="3.25cm" svg:height="0.5cm" svg:x="11.25cm" svg:y="8.25cm">
          <text:p text:style-name="P1"><text:span text:style-name="T1">interface1Offset</text:span></text:p>
        </draw:rect>
        <draw:rect draw:style-name="gr1" draw:text-style-name="P2" draw:layer="layout" svg:width="3.25cm" svg:height="0.5cm" svg:x="14.5cm" svg:y="8.25cm">
          <text:p text:style-name="P1"><text:span text:style-name="T1">interface1Id</text:span></text:p>
        </draw:rect>
        <draw:rect draw:style-name="gr1" draw:text-style-name="P2" draw:layer="layout" svg:width="3.25cm" svg:height="1cm" svg:x="14.5cm" svg:y="7.25cm">
          <text:p text:style-name="P3"><text:span text:style-name="T1">InterfaceNId</text:span></text:p>
          <text:p text:style-name="P3"><text:span text:style-name="T1">⋮</text:span></text:p>
        </draw:rect>
        <draw:rect draw:style-name="gr1" draw:text-style-name="P2" draw:layer="layout" svg:width="6.5cm" svg:height="1cm" svg:x="11.25cm" svg:y="5.25cm">
          <text:p text:style-name="P3"><text:span text:style-name="T1">methodNAddr</text:span></text:p>
          <text:p text:style-name="P3"><text:span text:style-name="T1">⋮</text:span></text:p>
        </draw:rect>
        <draw:rect draw:style-name="gr1" draw:text-style-name="P2" draw:layer="layout" svg:width="6.5cm" svg:height="1cm" svg:x="11.25cm" svg:y="11.75cm">
          <text:p text:style-name="P3"><text:span text:style-name="T1">⋮</text:span></text:p>
          <text:p text:style-name="P3"><text:span text:style-name="T1">baseClassNAddr</text:span></text:p>
        </draw:rect>
        <draw:rect draw:style-name="gr1" draw:text-style-name="P2" draw:id="id2" draw:layer="layout" svg:width="6.5cm" svg:height="0.5cm" svg:x="11.25cm" svg:y="4.75cm">
          <text:p text:style-name="P1"><text:span text:style-name="T1">interface0Method0Addr</text:span></text:p>
        </draw:rect>
        <draw:rect draw:style-name="gr1" draw:text-style-name="P2" draw:layer="layout" svg:width="6.5cm" svg:height="0.5cm" svg:x="11.25cm" svg:y="4.25cm">
          <text:p text:style-name="P1"><text:span text:style-name="T1">interface0Method1Addr</text:span></text:p>
        </draw:rect>
        <draw:rect draw:style-name="gr1" draw:text-style-name="P2" draw:layer="layout" svg:width="6.5cm" svg:height="1cm" svg:x="11.25cm" svg:y="3.25cm">
          <text:p text:style-name="P3"><text:span text:style-name="T1">interface0MethodNAddr</text:span></text:p>
          <text:p text:style-name="P3"><text:span text:style-name="T1">⋮</text:span></text:p>
        </draw:rect>
        <draw:line draw:style-name="gr2" draw:text-style-name="P3" draw:layer="layout" svg:x1="9.75cm" svg:y1="10cm" svg:x2="11.25cm" svg:y2="10cm">
          <text:p/>
        </draw:line>
        <draw:rect draw:style-name="gr1" draw:text-style-name="P2" draw:id="id4" draw:layer="layout" svg:width="6.5cm" svg:height="0.5cm" svg:x="11.25cm" svg:y="2.75cm">
          <text:p text:style-name="P1"><text:span text:style-name="T1">interface1Method0Addr</text:span></text:p>
        </draw:rect>
        <draw:rect draw:style-name="gr1" draw:text-style-name="P2" draw:layer="layout" svg:width="6.5cm" svg:height="0.5cm" svg:x="11.25cm" svg:y="2.25cm">
          <text:p text:style-name="P1"><text:span text:style-name="T1">interface1Method1Addr</text:span></text:p>
        </draw:rect>
        <draw:rect draw:style-name="gr1" draw:text-style-name="P2" draw:layer="layout" svg:width="6.5cm" svg:height="1cm" svg:x="11.25cm" svg:y="1.25cm">
          <text:p text:style-name="P3"><text:span text:style-name="T1">interface1MethodNAddr</text:span></text:p>
          <text:p text:style-name="P3"><text:span text:style-name="T1">⋮</text:span></text:p>
        </draw:rect>
        <draw:rect draw:style-name="gr1" draw:text-style-name="P2" draw:id="id6" draw:layer="layout" svg:width="6.5cm" svg:height="1cm" svg:x="11.25cm" svg:y="0.25cm">
          <text:p text:style-name="P3"><text:span text:style-name="T1">interfaceNMethodNAddr</text:span></text:p>
          <text:p text:style-name="P3"><text:span text:style-name="T1">⋮</text:span></text:p>
        </draw:rect>
        <draw:connector draw:style-name="gr2" draw:text-style-name="P3" draw:layer="layout" draw:type="lines" draw:line-skew="-0.499cm -0.499cm" svg:x1="11.25cm" svg:y1="8.5cm" svg:x2="11.25cm" svg:y2="3cm" draw:start-shape="id3" draw:start-glue-point="3" draw:end-shape="id4" draw:end-glue-point="3" svg:d="m11250 8500h-1000v-5500h1000">
          <text:p/>
        </draw:connector>
        <draw:connector draw:style-name="gr2" draw:text-style-name="P3" draw:layer="layout" draw:type="lines" draw:line-skew="-0.999cm -0.999cm" svg:x1="11.25cm" svg:y1="7.75cm" svg:x2="11.25cm" svg:y2="0.75cm" draw:start-shape="id5" draw:start-glue-point="3" draw:end-shape="id6" draw:end-glue-point="3" svg:d="m11250 7750h-1500v-7000h1500">
          <text:p/>
        </draw:connector>
        <draw:rect draw:style-name="gr1" draw:text-style-name="P2" draw:id="id7" draw:layer="layout" svg:width="6.5cm" svg:height="0.5cm" svg:x="11.25cm" svg:y="12.75cm">
          <text:p text:style-name="P1"><text:span text:style-name="T1">thisClassAddr</text:span></text:p>
        </draw:rect>
        <draw:connector draw:style-name="gr2" draw:text-style-name="P3" draw:layer="layout" svg:x1="17.75cm" svg:y1="13cm" svg:x2="17.75cm" svg:y2="10cm" draw:start-shape="id7" draw:start-glue-point="1" draw:end-shape="id8" draw:end-glue-point="1" svg:d="m17750 13000h501v-3000h-501">
          <text:p/>
        </draw:connector>
        <draw:rect draw:style-name="gr1" draw:text-style-name="P2" draw:layer="layout" svg:width="6.5cm" svg:height="0.505cm" svg:x="1.75cm" svg:y="9.25cm">
          <text:p text:style-name="P1"><text:span text:style-name="T1">ExtensionLevel </text:span><text:span text:style-name="T2">(1)</text:span></text:p>
        </draw:rect>
        <draw:rect draw:style-name="gr1" draw:text-style-name="P2" draw:id="id10" draw:layer="layout" svg:width="6.5cm" svg:height="0.5cm" svg:x="1.75cm" svg:y="9.75cm">
          <text:p text:style-name="P1"><text:span text:style-name="T1">arrayElementSize</text:span></text:p>
        </draw:rect>
        <draw:rect draw:style-name="gr1" draw:text-style-name="P2" draw:layer="layout" svg:width="6.5cm" svg:height="0.5cm" svg:x="1.75cm" svg:y="10.75cm">
          <text:p text:style-name="P1"><text:span text:style-name="T1">baseClassAddr </text:span><text:span text:style-name="T2">(java/lang/Object)</text:span></text:p>
        </draw:rect>
        <draw:rect draw:style-name="gr1" draw:text-style-name="P2" draw:layer="layout" svg:width="6.5cm" svg:height="0.5cm" svg:x="1.75cm" svg:y="10.25cm">
          <text:p text:style-name="P1"><text:span text:style-name="T1">Not used!</text:span></text:p>
        </draw:rect>
        <draw:line draw:style-name="gr2" draw:text-style-name="P3" draw:layer="layout" svg:x1="0.25cm" svg:y1="10cm" svg:x2="1.75cm" svg:y2="10cm">
          <text:p/>
        </draw:line>
        <draw:rect draw:style-name="gr1" draw:text-style-name="P2" draw:id="id9" draw:layer="layout" svg:width="6.5cm" svg:height="0.5cm" svg:x="1.751cm" svg:y="11.25cm">
          <text:p text:style-name="P1"><text:span text:style-name="T1">addrOfThisTypeDesc</text:span></text:p>
        </draw:rect>
        <draw:connector draw:style-name="gr2" draw:text-style-name="P3" draw:layer="layout" svg:x1="8.251cm" svg:y1="11.5cm" svg:x2="8.25cm" svg:y2="10cm" draw:start-shape="id9" draw:start-glue-point="1" draw:end-shape="id10" draw:end-glue-point="1" svg:d="m8251 11500h501v-1500h-502">
          <text:p/>
        </draw:connector>
        <draw:frame draw:style-name="gr3" draw:text-style-name="P4" draw:layer="layout" svg:width="6.5cm" svg:height="1cm" svg:x="1.751cm" svg:y="13.75cm">
          <draw:text-box>
            <text:p text:style-name="P4"><text:span text:style-name="T3">Array type descriptor</text:span></text:p>
          </draw:text-box>
        </draw:frame>
        <draw:frame draw:style-name="gr3" draw:text-style-name="P5" draw:layer="layout" svg:width="6.5cm" svg:height="1cm" svg:x="11.251cm" svg:y="13.75cm">
          <draw:text-box>
            <text:p text:style-name="P5"><text:span text:style-name="T4">Class type descrip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Martin Züger</dc:creator>
    <dc:date>2011-04-18T08:58:36.35</dc:date>
    <meta:printed-by>Urs Graf</meta:printed-by>
    <meta:print-date>2010-04-12T09:03:01</meta:print-date>
    <meta:editing-cycles>11</meta:editing-cycles>
    <meta:editing-duration>PT05H32M02S</meta:editing-duration>
    <meta:document-statistic meta:object-count="37"/>
    <meta:user-defined meta:name="Info 1"/>
    <meta:user-defined meta:name="Info 2"/>
    <meta:user-defined meta:name="Info 3"/>
    <meta:user-defined meta:name="Info 4"/>
  </office:meta>
</office:document-meta>
</file>